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Vrinda" svg:font-family="Vrinda, Vrinda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draw:textarea-horizontal-align="justify" draw:textarea-vertical-align="middle" draw:auto-grow-height="false" fo:min-height="1.842cm" fo:min-width="1.933cm"/>
    </style:style>
    <style:style style:name="gr2" style:family="graphic" style:parent-style-name="Outlined_20_Green">
      <style:graphic-properties draw:textarea-horizontal-align="justify" draw:textarea-vertical-align="middle" draw:auto-grow-height="false" fo:min-height="2.14cm" fo:min-width="9.0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cm" fo:min-width="0cm"/>
    </style:style>
    <style:style style:name="gr6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8" style:family="graphic" style:parent-style-name="Outlined_20_Green">
      <style:graphic-properties draw:textarea-horizontal-align="justify" draw:textarea-vertical-align="middle" draw:auto-grow-height="false" fo:min-height="2.286cm" fo:min-width="9.144cm"/>
    </style:style>
    <style:style style:name="gr9" style:family="graphic" style:parent-style-name="Outlined_20_Green">
      <style:graphic-properties draw:textarea-horizontal-align="justify" draw:textarea-vertical-align="middle" draw:auto-grow-height="false" fo:min-height="1.651cm" fo:min-width="9.0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20pt" style:font-size-complex="20pt"/>
    </style:style>
    <style:style style:name="P3" style:family="paragraph">
      <style:paragraph-properties fo:text-align="center"/>
      <style:text-properties fo:font-size="15pt" style:font-size-asian="20pt" style:font-size-complex="20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Arial" style:font-size-asian="11pt" style:language-asian="en" style:country-asian="US" style:font-style-asian="normal" style:font-weight-asian="bold" style:font-name-complex="Ari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language-asian="en" style:country-asian="US" style:font-style-asian="normal" style:font-weight-asian="bold" style:font-name-complex="Arial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33cm" svg:height="2.604cm" svg:x="4.617cm" svg:y="5.76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098cm" svg:height="2.14cm" svg:x="16.975cm" svg:y="3.413cm">
          <text:p text:style-name="P1"><text:span text:style-name="T1">Provide access to </text:span></text:p>
          <text:p text:style-name="P1"><text:span text:style-name="T1">Learner Portfol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434cm" svg:height="1.539cm" svg:x="1.933cm" svg:y="14.701cm">
          <draw:text-box>
            <text:p><text:span text:style-name="T2">C = User entered the Dashboard</text:span></text:p>
          </draw:text-box>
        </draw:frame>
        <draw:frame draw:style-name="gr4" draw:text-style-name="P5" draw:layer="layout" svg:width="19.177cm" svg:height="1.987cm" svg:x="6.714cm" svg:y="17.595cm">
          <draw:text-box>
            <text:p><text:span text:style-name="T3">Decision Tree for </text:span><text:span text:style-name="T4"><text:s/></text:span><text:span text:style-name="T5">Learner Portfolio</text:span></text:p>
            <text:p><text:span text:style-name="T3"><text:s/></text:span></text:p>
          </draw:text-box>
        </draw:frame>
        <draw:frame draw:style-name="gr5" draw:text-style-name="P6" draw:layer="layout" svg:width="1.605cm" svg:height="1.58cm" svg:x="7.35cm" svg:y="10.215cm">
          <draw:text-box>
            <text:p><text:span text:style-name="T6">N</text:span></text:p>
          </draw:text-box>
        </draw:frame>
        <draw:line draw:style-name="gr6" draw:text-style-name="P7" draw:layer="layout" svg:x1="11.795cm" svg:y1="4.683cm" svg:x2="16.975cm" svg:y2="4.683cm">
          <text:p/>
        </draw:line>
        <draw:frame draw:style-name="gr7" draw:text-style-name="P8" draw:layer="layout" svg:width="2.032cm" svg:height="1.8cm" svg:x="8.777cm" svg:y="4.467cm">
          <draw:text-box>
            <text:p><text:span text:style-name="T7">Y</text:span></text:p>
          </draw:text-box>
        </draw:frame>
        <draw:line draw:style-name="gr6" draw:text-style-name="P7" draw:layer="layout" svg:x1="7.223cm" svg:y1="6.461cm" svg:x2="11.795cm" svg:y2="4.683cm">
          <text:p/>
        </draw:line>
        <draw:custom-shape draw:style-name="gr8" draw:text-style-name="P3" draw:layer="layout" svg:width="9.144cm" svg:height="2.286cm" svg:x="16.956cm" svg:y="5.553cm">
          <text:p text:style-name="P1"><text:span text:style-name="T1">Provide permission to </text:span></text:p>
          <text:p text:style-name="P1"><text:span text:style-name="T1">add 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9.144cm" svg:height="2.286cm" svg:x="16.956cm" svg:y="7.866cm">
          <text:p text:style-name="P1"><text:span text:style-name="T1">Provide permission to </text:span></text:p>
          <text:p text:style-name="P1"><text:span text:style-name="T1">add certific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9.098cm" svg:height="1.651cm" svg:x="17.129cm" svg:y="11.868cm">
          <text:p text:style-name="P1"><text:span text:style-name="T1">Deny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6.815cm" svg:y1="8.085cm" svg:x2="11.795cm" svg:y2="12.684cm">
          <text:p/>
        </draw:line>
        <draw:line draw:style-name="gr6" draw:text-style-name="P7" draw:layer="layout" svg:x1="11.795cm" svg:y1="12.684cm" svg:x2="17.129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Vrinda" svg:font-family="Vrinda, Vrinda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13:36:44.244000000</meta:creation-date>
    <dc:date>2019-04-13T21:09:30.658000000</dc:date>
    <meta:editing-duration>PT45M45S</meta:editing-duration>
    <meta:editing-cycles>14</meta:editing-cycles>
    <meta:generator>LibreOffice/6.2.2.2$Windows_X86_64 LibreOffice_project/2b840030fec2aae0fd2658d8d4f9548af4e3518d</meta:generator>
    <meta:document-statistic meta:object-count="13"/>
  </office:meta>
</office:document-meta>
</file>